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1.27cm" fo:margin-right="0cm" fo:text-indent="-0.635cm" style:auto-text-indent="false"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0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9">
      <style:paragraph-properties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4">
      <style:text-properties fo:font-weight="bold" style:font-weight-asian="bold" style:font-weight-complex="bold"/>
    </style:style>
    <style:style style:name="P26" style:family="paragraph" style:parent-style-name="Standard" style:list-style-name="L9">
      <style:paragraph-properties>
        <style:tab-stops/>
      </style:paragraph-properties>
      <style:text-properties fo:font-weight="bold" style:font-weight-asian="bold" style:font-weight-complex="bold"/>
    </style:style>
    <style:style style:name="P27" style:family="paragraph" style:parent-style-name="Standard" style:list-style-name="L12">
      <style:text-properties fo:font-weight="bold" style:font-weight-asian="bold" style:font-weight-complex="bold"/>
    </style:style>
    <style:style style:name="P28" style:family="paragraph" style:parent-style-name="Standard" style:list-style-name="L14">
      <style:text-properties fo:font-weight="bold" style:font-weight-asian="bold" style:font-weight-complex="bold"/>
    </style:style>
    <style:style style:name="P29" style:family="paragraph" style:parent-style-name="Standard" style:list-style-name="L5"/>
    <style:style style:name="P30" style:family="paragraph" style:parent-style-name="Standard" style:list-style-name="L9">
      <style:paragraph-properties>
        <style:tab-stops/>
      </style:paragraph-properties>
    </style:style>
    <style:style style:name="P31" style:family="paragraph" style:parent-style-name="Standard" style:list-style-name="L10"/>
    <style:style style:name="P32" style:family="paragraph" style:parent-style-name="Standard" style:list-style-name="L11"/>
    <style:style style:name="P33" style:family="paragraph" style:parent-style-name="Standard" style:list-style-name="L12"/>
    <style:style style:name="P34" style:family="paragraph" style:parent-style-name="Standard" style:list-style-name="L13"/>
    <style:style style:name="P35" style:family="paragraph" style:parent-style-name="Standard" style:list-style-name="L14"/>
    <style:style style:name="P36" style:family="paragraph" style:parent-style-name="Standard" style:list-style-name="L7">
      <style:paragraph-properties fo:margin-left="1.27cm" fo:margin-right="0cm" fo:text-indent="-0.635cm" style:auto-text-indent="false">
        <style:tab-stops/>
      </style:paragraph-properties>
    </style:style>
    <style:style style:name="P37" style:family="paragraph" style:parent-style-name="Standard" style:list-style-name="L8">
      <style:paragraph-properties fo:margin-left="1.27cm" fo:margin-right="0cm" fo:text-indent="-0.635cm" style:auto-text-indent="false">
        <style:tab-stops/>
      </style:paragraph-properties>
    </style:style>
    <style:style style:name="P38" style:family="paragraph" style:parent-style-name="Standard" style:list-style-name="L8">
      <style:paragraph-properties fo:margin-left="1.27cm" fo:margin-right="0cm" fo:text-indent="-0.635cm" style:auto-text-indent="false"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EASIBILITY STUDY</text:p>
      <text:p text:style-name="P4"/>
      <text:p text:style-name="P7">CHANGE DESCRIPTION</text:p>
      <text:p text:style-name="P20"/>
      <text:list xml:id="list4291722439484143623" text:style-name="L1">
        <text:list-item>
          <text:p text:style-name="P21"><text:span text:style-name="T3">Configure File</text:span><text:span text:style-name="T5"> : </text:span><text:span text:style-name="T2">Earlier Username and Password were hardcoded for login. But now, Config file has been created that contains the credentials which is picked up by the Business Logic directly.</text:span></text:p>
          <text:p text:style-name="P9"/>
        </text:list-item>
        <text:list-item>
          <text:p text:style-name="P21"><text:span text:style-name="T1">Emailing</text:span><text:span text:style-name="T2"> </text:span><text:span text:style-name="T1">:</text:span><text:span text:style-name="T2"> Email is generated every time a customer is registered.</text:span></text:p>
        </text:list-item>
      </text:list>
      <text:p text:style-name="P2"/>
      <text:list xml:id="list9176492879229617785" text:style-name="L2">
        <text:list-item>
          <text:p text:style-name="P22"><text:span text:style-name="T1">Encryption And Decryption Of Password</text:span><text:span text:style-name="T2"> </text:span><text:span text:style-name="T1">:</text:span><text:span text:style-name="T2"> <text:s/>Password has been encrypted and stored into database and is also encrypted when obtained from User for the purpose of matching and authenticating.</text:span></text:p>
        </text:list-item>
      </text:list>
      <text:p text:style-name="P2"/>
      <text:list xml:id="list3942041050899264056" text:style-name="L3">
        <text:list-item>
          <text:p text:style-name="P23"><text:span text:style-name="T1">Time Stamp</text:span><text:span text:style-name="T2"> </text:span><text:span text:style-name="T1">:</text:span><text:span text:style-name="T2"> Earlier, the names of the files were static. As for now, everytime a file is created the current Time Stamp is appended to the filename automatically.</text:span></text:p>
          <text:p text:style-name="P12"/>
        </text:list-item>
      </text:list>
      <text:list xml:id="list4318529345462778083" text:style-name="L4">
        <text:list-item>
          <text:p text:style-name="P24"><text:span text:style-name="T1">Graph</text:span><text:span text:style-name="T2"> </text:span><text:span text:style-name="T1">:</text:span><text:span text:style-name="T2"> It is an independent module, that communicates directly with the data base.</text:span></text:p>
          <text:p text:style-name="P13"/>
        </text:list-item>
        <text:list-item>
          <text:p text:style-name="P24"><text:span text:style-name="T1">Error Log : </text:span><text:span text:style-name="T2">Earlier the traceability for error was not done. As for now, every activity is traced in a file, to accommodate easy maintenance of the application.</text:span></text:p>
          <text:p text:style-name="P13"/>
        </text:list-item>
        <text:list-item>
          <text:p text:style-name="P25"><text:span text:style-name="T4">History Maintenance : </text:span><text:span text:style-name="T2">It deals with handling old records in the database and maintaining a history table to store these records. It was achieved using the concept of Triggers.</text:span></text:p>
        </text:list-item>
      </text:list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MPACTED FUNCTIONALITIES</text:p>
      <text:p text:style-name="P2"/>
      <text:list xml:id="list9078670403131931371" text:style-name="L5">
        <text:list-item>
          <text:p text:style-name="P29"><text:span text:style-name="T1">Configure File</text:span><text:span text:style-name="T2"> </text:span><text:span text:style-name="T1">:</text:span><text:span text:style-name="T2"> It was required to make slight changes to the Business Logic Login class.</text:span></text:p>
        </text:list-item>
      </text:list>
      <text:p text:style-name="P2"/>
      <text:list xml:id="list4345948522384125878" text:style-name="L7">
        <text:list-item>
          <text:p text:style-name="P36"><text:span text:style-name="T1">Encryption And Decryption Of Password</text:span><text:span text:style-name="T2"> </text:span><text:span text:style-name="T1">:</text:span><text:span text:style-name="T2"> Business logic for Login class was impacted.</text:span></text:p>
        </text:list-item>
      </text:list>
      <text:p text:style-name="P5"/>
      <text:list xml:id="list4933289681878538972" text:style-name="L8">
        <text:list-item>
          <text:p text:style-name="P37"><text:span text:style-name="T2"><text:s/></text:span><text:span text:style-name="T1">Time Stamp</text:span><text:span text:style-name="T2"> </text:span><text:span text:style-name="T1">:</text:span><text:span text:style-name="T2"> <text:s/>File logging logic has been impacted.</text:span></text:p>
          <text:p text:style-name="P38"/>
        </text:list-item>
      </text:list>
      <text:list xml:id="list1030128005454993836" text:style-name="L9">
        <text:list-item>
          <text:p text:style-name="P30"><text:span text:style-name="T1">Graph</text:span><text:span text:style-name="T2"> </text:span><text:span text:style-name="T1">:</text:span><text:span text:style-name="T2"> <text:s/>Being implemented as an independent module, no other functionality was impacted.</text:span></text:p>
          <text:p text:style-name="P14"/>
        </text:list-item>
        <text:list-item>
          <text:p text:style-name="P26"><text:span text:style-name="T4">History Maintenance : </text:span><text:span text:style-name="T2">Improper implementation of the Trigger concept in Oracle would hinder the insertion of new data into the database on running the application.</text:span></text:p>
        </text:list-item>
      </text:list>
      <text:p text:style-name="P3"/>
      <text:p text:style-name="P1">TOTAL EFFORTS</text:p>
      <text:p text:style-name="P2"><text:s text:c="10"/></text:p>
      <text:list xml:id="list505593699859662734" text:style-name="L10">
        <text:list-item>
          <text:p text:style-name="P31"><text:span text:style-name="T1">Configure File</text:span><text:span text:style-name="T2"> </text:span><text:span text:style-name="T1">:</text:span><text:span text:style-name="T2"> 1 hour was required.</text:span></text:p>
          <text:p text:style-name="P10"/>
        </text:list-item>
        <text:list-item>
          <text:p text:style-name="P31"><text:span text:style-name="T1">Emailing</text:span><text:span text:style-name="T2"> </text:span><text:span text:style-name="T1">:</text:span><text:span text:style-name="T2"> 1 day.</text:span></text:p>
        </text:list-item>
      </text:list>
      <text:p text:style-name="P2"/>
      <text:list xml:id="list4420152705046762224" text:style-name="L11">
        <text:list-item>
          <text:p text:style-name="P32"><text:span text:style-name="T1">Encryption And Decryption Of Password</text:span><text:span text:style-name="T2"> </text:span><text:span text:style-name="T1">:</text:span><text:span text:style-name="T2"> 1 day.</text:span></text:p>
          <text:p text:style-name="P15"/>
        </text:list-item>
        <text:list-item>
          <text:p text:style-name="P32"><text:span text:style-name="T1">Time Stamp</text:span><text:span text:style-name="T2"> </text:span><text:span text:style-name="T1">:</text:span><text:span text:style-name="T2"> <text:s/>4 hours.</text:span></text:p>
        </text:list-item>
      </text:list>
      <text:p text:style-name="P2"/>
      <text:list xml:id="list5429980725653753515" text:style-name="L12">
        <text:list-item>
          <text:p text:style-name="P33"><text:span text:style-name="T1"><text:s/>Graph</text:span><text:span text:style-name="T2"> </text:span><text:span text:style-name="T1">:</text:span><text:span text:style-name="T2"> <text:s/>3 hours.</text:span></text:p>
          <text:p text:style-name="P16"/>
        </text:list-item>
        <text:list-item>
          <text:p text:style-name="P27"><text:span text:style-name="T4">History Maintenance : </text:span><text:span text:style-name="T2">2 hours.</text:span></text:p>
        </text:list-item>
      </text:list>
      <text:list xml:id="list28450462" text:continue-list="list505593699859662734" text:style-name="L10">
        <text:list-header>
          <text:p text:style-name="P17"><text:s text:c="8"/></text:p>
        </text:list-header>
      </text:list>
      <text:p text:style-name="P2"/>
      <text:p text:style-name="P2"/>
      <text:p text:style-name="P2"/>
      <text:p text:style-name="P2"/>
      <text:p text:style-name="P2"/>
      <text:p text:style-name="P1"><text:soft-page-break/>RISKS</text:p>
      <text:p text:style-name="P2"/>
      <text:list xml:id="list5636966069936898494" text:style-name="L13">
        <text:list-item>
          <text:p text:style-name="P34"><text:span text:style-name="T1">Configure File</text:span><text:span text:style-name="T2"> </text:span><text:span text:style-name="T1">:</text:span><text:span text:style-name="T2"> There is a risk of deletion of the 'config.txt' file as once deleted, database connection cannot be established.</text:span></text:p>
          <text:p text:style-name="P18"/>
        </text:list-item>
        <text:list-item>
          <text:p text:style-name="P34"><text:span text:style-name="T1">Emailing</text:span><text:span text:style-name="T2"> </text:span><text:span text:style-name="T1">:</text:span><text:span text:style-name="T2"> No risk factor.</text:span></text:p>
        </text:list-item>
      </text:list>
      <text:list xml:id="list7380401727366738631" text:style-name="L14">
        <text:list-header>
          <text:p text:style-name="P19"/>
        </text:list-header>
        <text:list-item>
          <text:p text:style-name="P35"><text:span text:style-name="T1">Encryption And Decryption Of Password</text:span><text:span text:style-name="T2"> </text:span><text:span text:style-name="T1">:</text:span><text:span text:style-name="T2"> No risk factor</text:span></text:p>
          <text:p text:style-name="P19"/>
        </text:list-item>
        <text:list-item>
          <text:p text:style-name="P35"><text:span text:style-name="T1">Time Stamp</text:span><text:span text:style-name="T2"> </text:span><text:span text:style-name="T1">: </text:span><text:span text:style-name="T2">No risk factor.</text:span></text:p>
          <text:p text:style-name="P19"/>
        </text:list-item>
        <text:list-item>
          <text:p text:style-name="P28"><text:span text:style-name="T4">Error Log : </text:span><text:span text:style-name="T2">Although there is no risk factor, traceability of the activities would not be possible.</text:span></text:p>
          <text:p text:style-name="P19"/>
        </text:list-item>
        <text:list-item>
          <text:p text:style-name="P35"><text:span text:style-name="T1">Graph :</text:span><text:span text:style-name="T2"> No risk factor.</text:span></text:p>
          <text:p text:style-name="P19"/>
        </text:list-item>
        <text:list-item>
          <text:p text:style-name="P28"><text:span text:style-name="T4">History Maintenance : </text:span><text:span text:style-name="T2">Improper implementation leads to interruption in the normal functioning of the applic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3:26:18.93</meta:creation-date>
    <dc:date>2014-05-21T08:30:08.60</dc:date>
    <meta:editing-duration>PT2H13M14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3" meta:paragraph-count="32" meta:word-count="393" meta:character-count="2266"/>
  </office:meta>
</office:document-meta>
</file>